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style:font-name="Arial1" fo:font-size="16pt" style:font-size-asian="16pt" style:font-size-complex="16pt"/>
    </style:style>
    <style:style style:name="P2" style:family="paragraph" style:parent-style-name="Text_20_body">
      <style:text-properties style:font-name="Arial1" fo:font-size="16pt" style:font-size-asian="16pt" style:font-size-complex="16pt"/>
    </style:style>
    <style:style style:name="P3" style:family="paragraph" style:parent-style-name="Text_20_body">
      <style:text-properties style:font-name="Arial1" fo:font-size="16pt" officeooo:paragraph-rsid="00198632" style:font-size-asian="16pt" style:font-size-complex="16pt"/>
    </style:style>
    <style:style style:name="P4" style:family="paragraph" style:parent-style-name="Text_20_body" style:list-style-name="L1">
      <style:text-properties style:font-name="Arial1" fo:font-size="16pt" officeooo:paragraph-rsid="00198632" style:font-size-asian="16pt" style:font-size-complex="16pt"/>
    </style:style>
    <style:style style:name="P5" style:family="paragraph" style:parent-style-name="Text_20_body" style:list-style-name="L1">
      <style:text-properties style:font-name="Arial1" fo:font-size="16pt" style:font-size-asian="16pt" style:font-size-complex="16pt"/>
    </style:style>
    <style:style style:name="P6" style:family="paragraph" style:parent-style-name="Standard">
      <style:text-properties style:font-name="Arial1" fo:font-size="16pt" style:font-size-asian="16pt" style:font-size-complex="16pt"/>
    </style:style>
    <style:style style:name="T1" style:family="text">
      <style:text-properties officeooo:rsid="00198632"/>
    </style:style>
    <style:style style:name="T2" style:family="text">
      <style:text-properties fo:font-weight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Evoluzione del Progetto: <text:span text:style-name="T1">PoliHub</text:span></text:h>
      <text:p text:style-name="P2">Inizialmente abbiamo analizzato le dinamiche comunicative all'interno dell'università, riscontrando una forte frammentazione delle informazioni. Il problema principale individuato è stato l'inefficienza dei classici gruppi WhatsApp o Telegram: i messaggi importanti si perdono nel flusso, le domande vengono iterate all'infinito e non esiste un archivio strutturato della conoscenza accademica.</text:p>
      <text:p text:style-name="P2">Per rispondere a questa esigenza abbiamo ideato “<text:span text:style-name="T1">PoliHub”</text:span>, una piattaforma di discussione basata su community tematiche, ispirata al modello di <text:span text:style-name="T1">Reddit</text:span>.</text:p>
      <text:p text:style-name="P3">Abbiamo realizzato un primo draft dei mockup su <text:span text:style-name="T1">Figma</text:span>, concentrandoci sulla gerarchia visiva dei commenti. Abbiamo poi presentato il prototipo a un campione variegato di studenti. I risultati hanno evidenziato diverse criticità, principalmente legate all'interfaccia utente (UI):</text:p>
      <text:list text:style-name="L1">
        <text:list-item>
          <text:p text:style-name="P4"><text:span text:style-name="T2">Leggibilità:</text:span> Font troppo piccoli e scarso contrasto tra i livelli di nidificazione dei commenti.</text:p>
        </text:list-item>
        <text:list-item>
          <text:p text:style-name="P5"><text:span text:style-name="T2">Iconografia:</text:span> Pulsanti di "Upvote" e "Downvote" poco intuitivi o graficamente pesanti.</text:p>
        </text:list-item>
        <text:list-item>
          <text:p text:style-name="P5"><text:span text:style-name="T2">Layout:</text:span> Box dei post troppo spigolosi e mancanza di una chiara distinzione visiva tra post in primo piano e discussioni secondarie.</text:p>
        </text:list-item>
      </text:list>
      <text:p text:style-name="P2">Siamo quindi passati alla fase di <text:span text:style-name="T3">realizzazione tecnica</text:span>, suddividendo lo sviluppo delle funzionalità tra noi due e coordinandoci costantemente. Il progetto si è concluso con una fase di testing rigorosa per assicurarci che la navigazione tra le diverse community fosse fluida e rispettasse gli standard prefissati.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9T15:41:53.902972000</meta:creation-date>
    <dc:date>2026-01-19T18:08:10.864005800</dc:date>
    <meta:editing-duration>PT2H15M55S</meta:editing-duration>
    <meta:editing-cycles>1</meta:editing-cycles>
    <meta:generator>LibreOffice/25.8.4.2$Windows_X86_64 LibreOffice_project/290daaa01b999472f0c7a3890eb6a550fd74c6df</meta:generator>
    <meta:document-statistic meta:table-count="0" meta:image-count="0" meta:object-count="0" meta:page-count="1" meta:paragraph-count="8" meta:word-count="205" meta:character-count="1485" meta:non-whitespace-character-count="1291"/>
  </office:meta>
</office:document-meta>
</file>